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10</text:p>
      <text:p text:style-name="Standard">Web Development</text:p>
      <text:p text:style-name="Standard"/>
      <text:p text:style-name="Standard">10.1</text:p>
      <text:p text:style-name="Standard">Successful Large-Scale Project Development</text:p>
      <text:p text:style-name="Standard">-large scale projects are completed by a team, not 1-2 people</text:p>
      <text:p text:style-name="Standard">-Job roles of project manager, information architect, marketing representative, copywriter, editor, content manager, graphic designer, database administrator, network administrator, and web dev/designer are usually needed for large projects</text:p>
      <text:p text:style-name="Standard">-sometimes people may have to take double roles</text:p>
      <text:p text:style-name="Standard">-each project has its own needs and requirements</text:p>
      <text:p text:style-name="Standard"/>
      <text:p text:style-name="Standard">Project Job Roles</text:p>
      <text:p text:style-name="Standard"/>
      <text:p text:style-name="Standard">Project Manager</text:p>
      <text:p text:style-name="Standard">-project manager oversees the website development process and coordinates team activities. They create the project plan and schedule, they are responsible for reaching project milestones and producing results</text:p>
      <text:p text:style-name="Standard">-organizational, managerial, and comm skills are required</text:p>
      <text:p text:style-name="Standard"/>
      <text:p text:style-name="Standard">Information Architect</text:p>
      <text:p text:style-name="Standard">-information architect clarifies the mission and goals of the site; assits in determining the functionality of the site, and is instrumental in defining the site organization, navigation, and labeling</text:p>
      <text:p text:style-name="Standard">-web developers and/or the project managers sometimes take on this role</text:p>
      <text:p text:style-name="Standard"/>
      <text:p text:style-name="Standard">User Experience Designer</text:p>
      <text:p text:style-name="Standard">-user experience (UX) is the user's interaction with a product, application, or website</text:p>
      <text:p text:style-name="Standard">-a user experience designer, referred to as a UX designer, focuses on the user's interaction with the website</text:p>
      <text:p text:style-name="Standard">-the UX designer may be involved with prototypes, conduct usability testing, and may work with information architecture</text:p>
      <text:p text:style-name="Standard">-in a small project the project manager, web developer, or web designer may also take on the role of a UX designer</text:p>
      <text:p text:style-name="Standard"/>
      <text:p text:style-name="Standard">Marketing Representative</text:p>
      <text:p text:style-name="Standard">-the marketing representative handles the organization's marketing plan and goals</text:p>
      <text:p text:style-name="Standard">-they work to create a web presence, or look and feel, that aligns with the marketing goals of the organization</text:p>
      <text:p text:style-name="Standard">-the marketing representative also helps coordinate the website with other media used for marketing, such as print, radio, and tv marketing</text:p>
      <text:p text:style-name="Standard"/>
      <text:p text:style-name="Standard">Copywriter and Editor</text:p>
      <text:p text:style-name="Standard">-a copywriter prepares and evaluates copy. When material from existing brochures, newsletters, and white papers will be used on the website, it must be repurposed or reworked for the web media</text:p>
      <text:p text:style-name="Standard">-an editor may work with the copywriter to check the text for correct grammar and consistency</text:p>
      <text:p text:style-name="Standard"/>
      <text:p text:style-name="Standard">Content Manager </text:p>
      <text:p text:style-name="Standard">-the content manager participates in the strategic and creative development and enhancement of the website</text:p>
      <text:p text:style-name="Standard"><text:soft-page-break/>-they oversee changes in content. Skills must include editing, copywriting, marketing, technology, and communications. The person in this dynamic job role must be able to facilitate change</text:p>
      <text:p text:style-name="Standard"/>
      <text:p text:style-name="Standard">Graphic Designer</text:p>
      <text:p text:style-name="Standard">-the graphic designer determines the appropriate use of color and graphics on the side, designs wireframes and page layouts, creates logos and graphic images, and optimizes images for display on the web</text:p>
      <text:p text:style-name="Standard"/>
      <text:p text:style-name="Standard">Database Administrator</text:p>
      <text:p text:style-name="Standard">-a database administrator is needed if the site accesses information stored in databases</text:p>
      <text:p text:style-name="Standard">-database administrators create databases, create procedures to maintain databases (including backup and recovery), and control access to databases</text:p>
      <text:p text:style-name="Standard"/>
      <text:p text:style-name="Standard">Network Administrator</text:p>
      <text:p text:style-name="Standard">-the network administrator configures and maintains the web server, installs and maintains system hardware and software, and controls access security</text:p>
      <text:p text:style-name="Standard"/>
      <text:p text:style-name="Standard">Web Developer / Web Designer</text:p>
      <text:p text:style-name="Standard">-typically a web developer has more of a coding and scripting focus and a web designer has more of a design and graphics focus</text:p>
      <text:p text:style-name="Standard">-web designer writes HTML and CSS code and may fulfill some graphic designer job duties, such as determining the appropriate use of color, designing wireframes and page layouts, creating logos and graphics, and optimizing images for the web</text:p>
      <text:p text:style-name="Standard">-the web developer (sometimes referred to as a front-end web developer), writes HTML, CSS, and client-side scripting such as JavaScript. Some web developers may specialize in writing server-side scripting with database access</text:p>
      <text:p text:style-name="Standard">-typically there are multiple web designers and web developers assigned to a large project, each with his or her area of expertise</text:p>
      <text:p text:style-name="Standard"/>
      <text:p text:style-name="Standard">Project Staffing Criteria</text:p>
      <text:p text:style-name="Standard">-planning, communications, and skillsets are most important</text:p>
      <text:p text:style-name="Standard">-remember if something is outsourced, that outsourced team should be on the same page</text:p>
      <text:p text:style-name="Standard"/>
      <text:p text:style-name="Standard">10.2</text:p>
      <text:p text:style-name="Standard">The Development Process </text:p>
      <text:p text:style-name="Standard">-the web dev process is comprised of a series of phases, each having specific activities and deliverables</text:p>
      <text:p text:style-name="Standard">-most modern methodologies have their roots in the System Development Life Cycle (SDLC), a process that has been used for several decades to build large-scale information systems</text:p>
      <text:p text:style-name="Standard">-the SDLC comprises a set ofvis phases, sometimes called steps or stages. Each phase is usually completed before beginning the activities in the next phase</text:p>
      <text:p text:style-name="Standard">-the basic phases of standard SDLC are systems investigation, systems analysis, systems design, systems implementation, and maintenance</text:p>
      <text:p text:style-name="Standard">-websites often use a variation of SDLC tailored for the web, this is called the Website Development Cycle. Depending on the scope of the project, some steps can be completed in a single meeting; other steps can take weeks or months</text:p>
      <text:p text:style-name="Standard">-Website Development Cycle Steps: conceptualization, analysis, design, production, testing, launch, maintenance, and evaluation</text:p>
      <text:p text:style-name="Standard"/>
      <text:p text:style-name="Standard">-other development methods include Prototyping, Spiral System Development, Joint Application <text:soft-page-break/>Development, Angle Software Development, and Organization-Specific Development Methodologies</text:p>
      <text:p text:style-name="Standard">-remember that in web development, your site needs to be kept fresh and up to date</text:p>
      <text:p text:style-name="Standard"/>
      <text:p text:style-name="Standard">Conceptualization</text:p>
      <text:p text:style-name="Standard">-what opportunity or issue is the site addressing? What is the motivation for the site</text:p>
      <text:p text:style-name="Standard">-an important part of conceptualization is setting site long-term and short-term goals or mission</text:p>
      <text:p text:style-name="Standard">-it is better if objectives are measurable, decide how you will measure success or failure of your website</text:p>
      <text:p text:style-name="Standard">-determining the purpose and goals is usually done with the cooperation of a client, project manager, and information architect. Often a document that details the results is created and approved by the client</text:p>
      <text:p text:style-name="Standard"/>
      <text:p text:style-name="Standard">Analysis</text:p>
      <text:p text:style-name="Standard">-involves meetings and interviews with key client personnel</text:p>
      <text:p text:style-name="Standard">-usually completed by the project manager, information architect, or other anylist, and the client's marketing representative and related personnel</text:p>
      <text:p text:style-name="Standard">-Common tasks completed in this phase include:</text:p>
      <text:p text:style-name="Standard">*determine information topics- organize info to be presented on the site into categories and create a hierarchy. These information topics will be used later as a starting point for developing the site navigation</text:p>
      <text:p text:style-name="Standard">*determine functionality requirements- state what the site will do, not how it will do it (ie. “the site will accept credit card orders from customers”)</text:p>
      <text:p text:style-name="Standard">*determine environmental requirements- what environmental requirements, such as hardware, operating system, memory capacity, screen resolution, and bandwith will your site visitors use? What hardware or software is needed</text:p>
      <text:p text:style-name="Standard">*determine content requirements- does content already exist in another format (brochurs etc)? Determine who is responsible for creating and repurposing the content for the site. Does the client company or marketing department have any content requirements that must be met? (ie. Is there a specific visual aesthetic or corporate branding component that must be present on the site)</text:p>
      <text:p text:style-name="Standard">*compare the old approach to the new approach- what benefits or added value will a modified version of an existing website provide?</text:p>
      <text:p text:style-name="Standard">*review your competitors sites- this will help you stand out from the crowd, also note the good and bad components of competitor sites</text:p>
      <text:p text:style-name="Standard">*estimate costs- create an estimate of the costs and time involved to create the site. A formal plan is often created or modified at this point</text:p>
      <text:p text:style-name="Standard">*do a cost/benefit analysis- create a document that compares the costs and benefits of the site. Measurable benefits are the most useful and most appealing to clients. In a formal project environment, a document that details the results of this cost/benefit analysis must be approved by the client before the team can proceed</text:p>
      <text:p text:style-name="Standard"/>
      <text:p text:style-name="Standard">Design</text:p>
      <text:p text:style-name="Standard">-design tasks are usually completed by the project manager, information architect, or other analyst, graphic designers, senior web developers, and the client's marketing representative and related personnel</text:p>
      <text:p text:style-name="Standard">-common tasks in the design phase include</text:p>
      <text:p text:style-name="Standard">*choose a site organization- hierarchical, linear, and random. Determine which is the best for the project site and create a site ap</text:p>
      <text:p text:style-name="Standard">*design the prototype- sketch out a design on paper, sometimes it's useful to sketch within an empty browser frame. Often a graphics application is used to create sample web mock-ups or wireframes. <text:soft-page-break/>These can be shown to clients as a prototype, or working model, of the system for approval. They can also be shown to focus groups for usability testing</text:p>
      <text:p text:style-name="Standard">*design a page layout- determine the visual aesthetic and layout with wireframes and sample page mock-ups. Items such as the site color scheme, the size of logo graphics, button graphics and text should be determined. Using the page layout design and site map, create sample layouts for the home page and content pages. Use a graphics application to create mock-ups of these pages to get a good idea of how the site will function. If you use a web authoring tool at this early stage, you run the risk of your manager or client thiknking that you already have the site half done and insisting on early delivery</text:p>
      <text:p text:style-name="Standard">*document each page- lack of content is a frequent cause of website project delays. Prepare a content sheet for each page, which describes the functionality of the document, text and graphic content requirements, source of content, and approver of content</text:p>
      <text:p text:style-name="Standard"/>
      <text:p text:style-name="Standard">Production</text:p>
      <text:p text:style-name="Standard">-web designers and developers must construct the actual site in a timely manner</text:p>
      <text:p text:style-name="Standard">-common tasks of the production phase include:</text:p>
      <text:p text:style-name="Standard">*choose a web authoring tool- a web authoring tool, such as Dreamweaver, can greatly increase productivity. Specific productivity aids include designer notes, name templates, task management, and web page check-in and check-out to avoid overlapping page updates. The use of an authoring tool will serve to standardize the html used in the project pages. Any standards related to indentation, comments, and so on should be determined at this time</text:p>
      <text:p text:style-name="Standard">*organize your files- consider placing images and media in their own folder. Also, place server-side scripts in a separate folder. Determine naming conventions for web pages, images, and media</text:p>
      <text:p text:style-name="Standard">*develop and individually test components- web designers and web developers create and individually test their contributions to the site. As the images, web pages, and server-side scripting are developed, they are individually tested. This is called unit testing. On some projects, a senior web developer or project manager will review the components for quality and standards compliance</text:p>
      <text:p text:style-name="Standard"/>
      <text:p text:style-name="Standard">Testing</text:p>
      <text:p text:style-name="Standard">-components should be published to a test web server</text:p>
      <text:p text:style-name="Standard">-test server should have the same operating system and web server software that the production (actual) web server will be using</text:p>
      <text:p text:style-name="Standard">-common testing considerations follow:</text:p>
      <text:p text:style-name="Standard">*test on different browsers and browser versions</text:p>
      <text:p text:style-name="Standard">*test with different screen resolutions</text:p>
      <text:p text:style-name="Standard">*test using different bandwiths</text:p>
      <text:p text:style-name="Standard">*test from another location</text:p>
      <text:p text:style-name="Standard">*test using mobile devices</text:p>
      <text:p text:style-name="Standard">*test as much as you can</text:p>
      <text:p text:style-name="Standard">-it is often a good idea to create a test plan, a document that describes what will be tested on each page of a website. Having a spreadsheet or something similar can help organize testing in different browsers and resolutions</text:p>
      <text:p text:style-name="Standard">-document validation section covers content, links, and any forms or scripting that are required for the page</text:p>
      <text:p text:style-name="Standard"/>
      <text:p text:style-name="Standard">Automated Testing Tools and Validators</text:p>
      <text:p text:style-name="Standard">-W3C Markup Validation Service</text:p>
      <text:p text:style-name="Standard">-W3C CSS Validation Service</text:p>
      <text:p text:style-name="Standard">-Web Page Analyzer for download speed of your page</text:p>
      <text:p text:style-name="Standard"/>
      <text:p text:style-name="Standard"><text:soft-page-break/>Accessibility Testing</text:p>
      <text:p text:style-name="Standard">-remember to account for those with visual, hearing, mobility, or cognitive challenges</text:p>
      <text:p text:style-name="Standard"/>
      <text:p text:style-name="Standard">Section 508 of the Rehabilitation Act </text:p>
      <text:p text:style-name="Standard">-requires electronic and information technology, including web pages, that are used by US federal agencies to be accessible to people with disabilities</text:p>
      <text:p text:style-name="Standard"/>
      <text:p text:style-name="Standard">Web Content Accessibility Guidelines (WCAG 2.0)</text:p>
      <text:p text:style-name="Standard">-Perceivable, Operable, Understandable, Robust</text:p>
      <text:p text:style-name="Standard">-there are many online accessibility testers online</text:p>
      <text:p text:style-name="Standard"/>
      <text:p text:style-name="Standard">Usability Testing</text:p>
      <text:p text:style-name="Standard">-usability- measure of quality of a user's experience when interacting with a website</text:p>
      <text:p text:style-name="Standard">-intuitive design</text:p>
      <text:p text:style-name="Standard">-ease of learning</text:p>
      <text:p text:style-name="Standard">-efficiency of use</text:p>
      <text:p text:style-name="Standard">-memorability</text:p>
      <text:p text:style-name="Standard">-error frequency and severity</text:p>
      <text:p text:style-name="Standard">-subjective satisfaction</text:p>
      <text:p text:style-name="Standard">-testing how actual web page visitors use a website is called usability testing. It is done by asking users to complete tasks on a website, such as placing an order, looking up a phone number, or finding a product </text:p>
      <text:p text:style-name="Standard"/>
      <text:p text:style-name="Standard">Launch</text:p>
      <text:p text:style-name="Standard">-launch is when the published website goes live, it is crucial to test all site components after publishing to make sure the site functions properly</text:p>
      <text:p text:style-name="Standard"/>
      <text:p text:style-name="Standard">Maintenance</text:p>
      <text:p text:style-name="Standard">-modifications, additions, and new sections are all part of site maintenance</text:p>
      <text:p text:style-name="Standard"/>
      <text:p text:style-name="Standard">Evaluation</text:p>
      <text:p text:style-name="Standard">-review goals and discuss them</text:p>
      <text:p text:style-name="Standard"/>
      <text:p text:style-name="Standard">10.3</text:p>
      <text:p text:style-name="Standard">Domain Name Overview</text:p>
      <text:p text:style-name="Standard">-a crucial part of an effective web presence is choosing a domain name, it serves to locate your website on the internet</text:p>
      <text:p text:style-name="Standard">-if your business is new, it's often convenient to select a domain name while deciding the company name</text:p>
      <text:p text:style-name="Standard"/>
      <text:p text:style-name="Standard">Choosing a Domain Name</text:p>
      <text:p text:style-name="Standard">-describe your business</text:p>
      <text:p text:style-name="Standard">-be brief, if possible</text:p>
      <text:p text:style-name="Standard">-avoid hyphens</text:p>
      <text:p text:style-name="Standard">-there's more than just .com (you can also use domain name redirection)</text:p>
      <text:p text:style-name="Standard">-brainstorm potential keywords</text:p>
      <text:p text:style-name="Standard">-avoid trademarked words or phrases (can use USPTO Trademark Electronic Search System)</text:p>
      <text:p text:style-name="Standard">-know the territory</text:p>
      <text:p text:style-name="Standard">-verify availability</text:p>
      <text:p text:style-name="Standard"><text:soft-page-break/></text:p>
      <text:p text:style-name="Standard">Registering a Domain Name</text:p>
      <text:p text:style-name="Standard">-the cost to register a domain name can vary, it is ok to register a domain name even if you are not immediately ready to publish your site</text:p>
      <text:p text:style-name="Standard">-there is usually a small annual fee for private registration</text:p>
      <text:p text:style-name="Standard"/>
      <text:p text:style-name="Standard">10.4</text:p>
      <text:p text:style-name="Standard">Web Hosting</text:p>
      <text:p text:style-name="Standard"/>
      <text:p text:style-name="Standard">Web Hosting Providers</text:p>
      <text:p text:style-name="Standard">-a web hosting provider is an organization that offers storage for your website files along with the service of making them available on the internet. Your domain name is associated with an IP address that points to your website on the web server at the web hosting provider. It is common for hosting providers to charge a setup fee in addition to a monthly hosting fee</text:p>
      <text:p text:style-name="Standard">-hosting fees very wildly, but never use a free web hosting provider for a business website</text:p>
      <text:p text:style-name="Standard">-try contacting a hosting provider's support line to see how responsive they are</text:p>
      <text:p text:style-name="Standard"/>
      <text:p text:style-name="Standard">Types of Web Hosting</text:p>
      <text:p text:style-name="Standard">-virtual hosting (shared hosting)- popular choice for small websites. The web hosting provider's physical web server is divided into a number of virtual domains and multiple websites are set up on the same computer. You have the authority to update files in your own website space, while the web hosting provider maintains the web server computer and internet connectivity</text:p>
      <text:p text:style-name="Standard">-dedicated hosting- rental and exclusive use of a computer and connection to the internet that is housed on the web hosting company's premises. Usually needed for a website that could have a large amount of traffic, such as millions of hits per day. The server can usually be configured and operated remotely from the client's company, or you can pay the web hosting provider to administer it for you</text:p>
      <text:p text:style-name="Standard">-co-located hosting- uses a computer that your organization has purchased and configured. Your web server is housed and connected to the internet at the web host's physical location, but your organization typically administers this computer</text:p>
      <text:p text:style-name="Standard"/>
      <text:p text:style-name="Standard">10.5</text:p>
      <text:p text:style-name="Standard">Choosing a Virtual Host</text:p>
      <text:p text:style-name="Standard"/>
      <text:p text:style-name="Standard">Table 10.1 Web Host Checklist</text:p>
      <text:p text:style-name="Standard">-operating system: unix, linux, windows</text:p>
      <text:p text:style-name="Standard">*some web hosts offer a choice of these platforms. If you need to integrate your website with your business systems, choose the same operating system for both</text:p>
      <text:p text:style-name="Standard">-web server: apache, iis</text:p>
      <text:p text:style-name="Standard">*these two web server applications are the most popular, Apache usually runs on a UNIX or Linux operating system. Internet Information Services (IIS) is bundled with selected versions of Microsoft Windows</text:p>
      <text:p text:style-name="Standard">-bandwith: __gb per month, __charge for overage</text:p>
      <text:p text:style-name="Standard">*some web hosts carefully monitor your data transfer bandwith and charge you for overages. While unlimited bandwith is great, it is not always available. A typical low-traffic website may transfer between 100 and 500MB per month. A medium-traffic site should be ok with about 20GB of data transfer bandwith per month</text:p>
      <text:p text:style-name="Standard">-technical support: email, chat, forum, phone</text:p>
      <text:p text:style-name="Standard">*review the description of technical support on the web host's side. Is it available 24 hours a day, 7 days a week? Email or phone a question to test it. If the organization is not responsive to you as a <text:soft-page-break/>prospective customer, be leery about the availability of its technical support later</text:p>
      <text:p text:style-name="Standard">-service agreement: uptime guarantee, automatic monitoring</text:p>
      <text:p text:style-name="Standard">*a web host that offers a Service Level Agreement (SLA) with an uptime guarantee shows that they value service and reliability. The use of automatic monitoring will inform the web host technical support staff when a server is not functioning</text:p>
      <text:p text:style-name="Standard">-disk space: __gb</text:p>
      <text:p text:style-name="Standard">*many virtual hosts routinely offer several gigabytes of disk storage space. If you have a small site that is not graphics-intensive, you may never even use 100MB of disk storage space</text:p>
      <text:p text:style-name="Standard">-email: __ mailboxes</text:p>
      <text:p text:style-name="Standard">*most virtual hosts offer multiple email boxes per site. These can be used to filter messages (customer service, technical support, general inquiries, and so on)</text:p>
      <text:p text:style-name="Standard">-uploading files: FTP access, web-based file manager</text:p>
      <text:p text:style-name="Standard">*a web host that offers FTP access will allow the most flexibility. Others only allow updates through a web-based file manager application. Some web hosts offer both options</text:p>
      <text:p text:style-name="Standard">-canned scripts: form processing</text:p>
      <text:p text:style-name="Standard">*many web hosts supply canned, pre-written scripts to process form information</text:p>
      <text:p text:style-name="Standard">-scripting support: php, .net, other</text:p>
      <text:p text:style-name="Standard">*if you plan to use server-side scripting on your site, determine which, if any, scripting is supported by your web host</text:p>
      <text:p text:style-name="Standard">-database support: MySQL, SQL Server</text:p>
      <text:p text:style-name="Standard">*if you plan to access a database with your scripting, determine which, if any, database is supported by your web host</text:p>
      <text:p text:style-name="Standard">-e-commerce packages: __</text:p>
      <text:p text:style-name="Standard">*if you plan to enter into ecommerce, it may be easier if your web host offers a shopping cart package. Check to see if one is available</text:p>
      <text:p text:style-name="Standard">-scalability: scripting, database, e-commerce</text:p>
      <text:p text:style-name="Standard">*you probably will choose a basic (low-end) plan for your first website. Note the scalability of your web host: are there other available plans with scripting, database, e-commerce packages, and additional bandwith or disk space as your site grows?</text:p>
      <text:p text:style-name="Standard">-backups: daily, periodic, no backups</text:p>
      <text:p text:style-name="Standard">*most web hosts will back up your files regularly. Check to see how often the backups are made and if they are accessible to you. Be sure to make your own site backups as well</text:p>
      <text:p text:style-name="Standard">-site statistics: raw log file, log reports, no log access </text:p>
      <text:p text:style-name="Standard">*the web server log contains useful information about your visitors, how they find your site, and what pages they visit. Check to see if the log is available to you. Some web hosts provide reports about the log</text:p>
      <text:p text:style-name="Standard">-domain name: required to register with hose, ok to register on your own</text:p>
      <text:p text:style-name="Standard">*some web hosts offer a package that includes registering your domain name. However, you will retain control of your domain name account if you register it yourself</text:p>
      <text:p text:style-name="Standard">-price: $__ setup fee, $__ per month</text:p>
      <text:p text:style-name="Standard">*price is the last in this list for a reason. Do not choose a web host based on price alone, the old adage “you get what you pay for” is definitely true here. It is not unusual to pay for a one time setup fee and then a periodic fee (monthly, quarterly, or annually)</text:p>
      <text:p text:style-name="Standard"/>
      <text:p text:style-name="Standard">-knowing what operating system is used by your web hosting provider is important because it can help with troubleshooting your website</text:p>
      <text:p text:style-name="Standard">-some operating systems are case sensitiv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0-27T15:33:01.12</meta:creation-date>
    <meta:generator>OpenOffice/4.1.7$Win32 OpenOffice.org_project/417m1$Build-9800</meta:generator>
    <dc:date>2020-10-28T15:00:25.83</dc:date>
    <meta:editing-duration>PT1H33M39S</meta:editing-duration>
    <meta:editing-cycles>41</meta:editing-cycles>
    <meta:document-statistic meta:table-count="0" meta:image-count="0" meta:object-count="0" meta:page-count="7" meta:paragraph-count="188" meta:word-count="3010" meta:character-count="19093"/>
  </office:meta>
</office:document-meta>
</file>